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 draw:auto-grow-height="false" fo:min-height="2.121cm" fo:min-width="3.897cm" loext:decorative="false"/>
      <style:paragraph-properties style:writing-mode="lr-tb"/>
    </style:style>
    <style:style style:name="gr2" style:family="graphic" style:parent-style-name="standard">
      <style:graphic-properties draw:textarea-vertical-align="middle" draw:auto-grow-height="false" fo:min-height="2.288cm" fo:min-width="3.879cm" loext:decorative="false"/>
      <style:paragraph-properties style:writing-mode="lr-tb"/>
    </style:style>
    <style:style style:name="gr3" style:family="graphic" style:parent-style-name="standard">
      <style:graphic-properties draw:textarea-vertical-align="middle" draw:auto-grow-height="false" fo:min-height="2.188cm" fo:min-width="3.891cm" loext:decorative="false"/>
      <style:paragraph-properties style:writing-mode="lr-tb"/>
    </style:style>
    <style:style style:name="gr4" style:family="graphic" style:parent-style-name="objectwithoutfill">
      <style:graphic-properties draw:marker-start="Arrowheads_20_8" draw:marker-start-width="0.3cm" draw:marker-end="Arrowheads_20_9" draw:marker-end-width="0.3cm" draw:fill="none" draw:textarea-vertical-align="middle" loext:decorative="false"/>
      <style:paragraph-properties style:writing-mode="lr-tb"/>
    </style:style>
    <style:style style:name="gr5" style:family="graphic" style:parent-style-name="objectwithoutfill">
      <style:graphic-properties draw:marker-end="Arrowheads_20_12" draw:marker-end-width="0.3cm" draw:fill="none" draw:textarea-vertical-align="bottom" loext:decorative="false"/>
      <style:paragraph-properties style:writing-mode="lr-tb"/>
    </style:style>
    <style:style style:name="gr6" style:family="graphic" style:parent-style-name="objectwithoutfill">
      <style:graphic-properties draw:stroke="dash" draw:stroke-dash="Long_20_Dash" svg:stroke-linecap="butt" draw:textarea-vertical-align="top" draw:auto-grow-height="false" fo:min-height="8.494cm" fo:min-width="4.644cm" loext:decorative="false"/>
      <style:paragraph-properties style:writing-mode="lr-tb"/>
    </style:style>
    <style:style style:name="gr7" style:family="graphic" style:parent-style-name="standard">
      <style:graphic-properties draw:textarea-vertical-align="middle" draw:auto-grow-height="false" fo:min-height="2.188cm" fo:min-width="4.791cm" loext:decorative="false"/>
      <style:paragraph-properties style:writing-mode="lr-tb"/>
    </style:style>
    <style:style style:name="gr8" style:family="graphic" style:parent-style-name="objectwithoutfill">
      <style:graphic-properties draw:marker-end="Arrowheads_20_12" draw:marker-end-width="0.3cm" draw:fill="none" draw:textarea-vertical-align="middle" loext:decorative="false"/>
      <style:paragraph-properties style:writing-mode="lr-tb"/>
    </style:style>
    <style:style style:name="gr9" style:family="graphic" style:parent-style-name="objectwithoutfill">
      <style:graphic-properties draw:marker-end="Arrowheads_20_16" draw:marker-end-width="0.3cm" draw:fill="none" draw:textarea-vertical-align="middle" loext:decorative="false"/>
      <style:paragraph-properties style:writing-mode="lr-tb"/>
    </style:style>
    <style:style style:name="gr10" style:family="graphic" style:parent-style-name="objectwithoutfill">
      <style:graphic-properties draw:marker-start="Arrowheads_20_17" draw:marker-start-width="0.3cm" draw:marker-end="Arrowheads_20_18" draw:marker-end-width="0.3cm" draw:fill="none" draw:textarea-vertical-align="middle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tyle="italic" style:font-style-asian="italic" style:font-style-complex="italic"/>
    </style:style>
    <style:style style:name="P5" style:family="paragraph">
      <style:paragraph-properties fo:text-align="end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653cm" svg:height="2.627cm" svg:x="9.294cm" svg:y="2.272cm">
          <text:p text:style-name="P1"><text:span text:style-name="T1">ASO</text:span></text:p>
          <text:p text:style-name="P1">Smart contra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4.653cm" svg:height="2.812cm" svg:x="0.747cm" svg:y="2.2cm">
          <draw:glue-point draw:id="4" svg:x="5.001cm" svg:y="-2.766cm"/>
          <draw:glue-point draw:id="5" svg:x="-5.033cm" svg:y="-2.766cm"/>
          <text:p text:style-name="P2"><text:span text:style-name="T1">Customer app</text:span></text:p>
          <text:p text:style-name="P2">Smart contra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5" draw:id="id5" draw:layer="layout" svg:width="4.653cm" svg:height="2.7cm" svg:x="17.5cm" svg:y="2.2cm">
          <text:p text:style-name="P1"><text:span text:style-name="T1">Executor oracle</text:span></text:p>
          <text:p text:style-name="P1">Smart contra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line" svg:x1="5.4cm" svg:y1="3.606cm" svg:x2="9.294cm" svg:y2="3.585cm" draw:start-shape="id1" draw:start-glue-point="1" draw:end-shape="id2" draw:end-glue-point="3" svg:d="M5400 3606l3894-21" svg:viewBox="0 0 3895 22">
          <text:p text:style-name="P1">Request</text:p>
          <text:p text:style-name="P1">Response</text:p>
        </draw:connector>
        <draw:custom-shape draw:style-name="gr1" draw:text-style-name="P1" xml:id="id3" draw:id="id3" draw:layer="layout" svg:width="4.653cm" svg:height="2.627cm" svg:x="0.694cm" svg:y="5.673cm">
          <text:p text:style-name="P1"><text:span text:style-name="T1">Oracle program</text:span></text:p>
          <text:p text:style-name="P1"><text:span text:style-name="T2">Web Assembl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5.347cm" svg:y1="6.986cm" svg:x2="11.62cm" svg:y2="4.899cm" draw:start-shape="id3" draw:start-glue-point="1" draw:end-shape="id2" draw:end-glue-point="2" svg:d="M5347 6986h6273v-2087" svg:viewBox="0 0 6274 2088">
          <text:p text:style-name="P1">Upload via Web UI</text:p>
        </draw:connector>
        <draw:custom-shape draw:style-name="gr3" draw:text-style-name="P1" xml:id="id6" draw:id="id6" draw:layer="layout" svg:width="4.653cm" svg:height="2.7cm" svg:x="9.4cm" svg:y="7.4cm">
          <text:p text:style-name="P1"><text:span text:style-name="T1">Data sources</text:span></text:p>
          <text:p text:style-name="P1">JSON, text, etc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5.7cm" svg:height="9.3cm" svg:x="0.3cm" svg:y="0.4cm">
          <text:p text:style-name="P4"><text:span text:style-name="T3">Developed by custo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4" draw:id="id4" draw:layer="layout" svg:width="5.553cm" svg:height="2.7cm" svg:x="17.047cm" svg:y="7.4cm">
          <text:p text:style-name="P1"><text:span text:style-name="T1">Validator nodes</text:span></text:p>
          <text:p text:style-name="P1">Decentralized net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3" draw:layer="layout" svg:x1="22.6cm" svg:y1="8.75cm" svg:x2="22.153cm" svg:y2="3.55cm" draw:start-shape="id4" draw:start-glue-point="1" draw:end-shape="id5" svg:d="M22600 8750h516v-5200h-963" svg:viewBox="0 0 964 5201">
          <text:p text:style-name="P5">Consensus <text:s text:c="13"/></text:p>
          <text:p text:style-name="P6"><text:s text:c="10"/>voting <text:s text:c="13"/></text:p>
        </draw:connector>
        <draw:connector draw:style-name="gr4" draw:text-style-name="P3" draw:layer="layout" draw:type="line" svg:x1="13.947cm" svg:y1="3.585cm" svg:x2="17.5cm" svg:y2="3.55cm" draw:start-shape="id2" draw:start-glue-point="1" draw:end-shape="id5" draw:end-glue-point="3" svg:d="M13947 3585l3553-35" svg:viewBox="0 0 3554 36">
          <text:p text:style-name="P1">Request</text:p>
          <text:p text:style-name="P1">Response</text:p>
        </draw:connector>
        <draw:connector draw:style-name="gr9" draw:text-style-name="P3" draw:layer="layout" draw:type="line" svg:x1="19.826cm" svg:y1="4.9cm" svg:x2="19.823cm" svg:y2="7.4cm" draw:start-shape="id5" draw:start-glue-point="2" draw:end-shape="id4" draw:end-glue-point="0" svg:d="M19826 4900l-3 2500" svg:viewBox="0 0 4 2501">
          <text:p text:style-name="P5">Blockchain <text:s text:c="18"/><text:line-break/>monitoring <text:s text:c="18"/></text:p>
        </draw:connector>
        <draw:connector draw:style-name="gr10" draw:text-style-name="P3" draw:layer="layout" draw:type="line" svg:x1="14.053cm" svg:y1="8.75cm" svg:x2="17.047cm" svg:y2="8.75cm" draw:start-shape="id6" draw:start-glue-point="1" draw:end-shape="id4" draw:end-glue-point="3" svg:d="M14053 8750h2994" svg:viewBox="0 0 2995 1">
          <text:p text:style-name="P1"/>
          <text:p text:style-name="P1">HTTP(S)</text:p>
        </draw:connector>
        <draw:frame draw:style-name="gr11" draw:text-style-name="P7" draw:layer="layout" svg:width="0.502cm" svg:height="0.763cm" svg:x="28.2cm" svg:y="8.1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3cm" svg:stroke-color="#0c5431" draw:marker-start-width="0.245cm" draw:marker-start-center="false" draw:marker-end-width="0.245cm" draw:marker-end-center="false" draw:fill="solid" draw:fill-color="#e9f5e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01:34:05.228682595</meta:creation-date>
    <dc:date>2025-02-10T04:50:24.545206398</dc:date>
    <meta:editing-duration>PT53M22S</meta:editing-duration>
    <meta:editing-cycles>15</meta:editing-cycles>
    <meta:generator>LibreOffice/7.6.4.1$Linux_X86_64 LibreOffice_project/60$Build-1</meta:generator>
    <meta:document-statistic meta:object-count="14"/>
  </office:meta>
</office:document-meta>
</file>